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597cm" style:rel-column-width="2606*"/>
    </style:style>
    <style:style style:name="Tabelle1.B" style:family="table-column">
      <style:table-column-properties style:column-width="0.497cm" style:rel-column-width="282*"/>
    </style:style>
    <style:style style:name="Tabelle1.C" style:family="table-column">
      <style:table-column-properties style:column-width="0.572cm" style:rel-column-width="324*"/>
    </style:style>
    <style:style style:name="Tabelle1.D" style:family="table-column">
      <style:table-column-properties style:column-width="0.536cm" style:rel-column-width="304*"/>
    </style:style>
    <style:style style:name="Tabelle1.E" style:family="table-column">
      <style:table-column-properties style:column-width="3.242cm" style:rel-column-width="1838*"/>
    </style:style>
    <style:style style:name="Tabelle1.F" style:family="table-column">
      <style:table-column-properties style:column-width="2.148cm" style:rel-column-width="1218*"/>
    </style:style>
    <style:style style:name="Tabelle1.G" style:family="table-column">
      <style:table-column-properties style:column-width="2.314cm" style:rel-column-width="1312*"/>
    </style:style>
    <style:style style:name="Tabelle1.H" style:family="table-column">
      <style:table-column-properties style:column-width="3.094cm" style:rel-column-width="175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cfa" officeooo:paragraph-rsid="000efcfa"/>
    </style:style>
    <style:style style:name="P2" style:family="paragraph" style:parent-style-name="Standard" style:list-style-name="L1">
      <style:text-properties officeooo:rsid="000efcfa" officeooo:paragraph-rsid="000efcfa"/>
    </style:style>
    <style:style style:name="P3" style:family="paragraph" style:parent-style-name="Standard" style:list-style-name="L2">
      <style:text-properties officeooo:rsid="000efcfa" officeooo:paragraph-rsid="000efcfa"/>
    </style:style>
    <style:style style:name="P4" style:family="paragraph" style:parent-style-name="Standard" style:list-style-name="L3">
      <style:text-properties officeooo:rsid="000efcfa" officeooo:paragraph-rsid="000efcfa"/>
    </style:style>
    <style:style style:name="P5" style:family="paragraph" style:parent-style-name="Standard" style:list-style-name="L4">
      <style:text-properties officeooo:rsid="000efcfa" officeooo:paragraph-rsid="000efcfa"/>
    </style:style>
    <style:style style:name="P6" style:family="paragraph" style:parent-style-name="Standard" style:list-style-name="L5">
      <style:text-properties officeooo:rsid="000efcfa" officeooo:paragraph-rsid="000efcfa"/>
    </style:style>
    <style:style style:name="P7" style:family="paragraph" style:parent-style-name="Standard" style:list-style-name="L4"/>
    <style:style style:name="P8" style:family="paragraph" style:parent-style-name="Standard" style:list-style-name="L2">
      <style:text-properties officeooo:rsid="00108b64" officeooo:paragraph-rsid="00108b64"/>
    </style:style>
    <style:style style:name="P9" style:family="paragraph" style:parent-style-name="Standard">
      <style:text-properties officeooo:rsid="0012ca75" officeooo:paragraph-rsid="0012ca75"/>
    </style:style>
    <style:style style:name="P10" style:family="paragraph" style:parent-style-name="Standard" style:list-style-name="L6">
      <style:text-properties officeooo:rsid="0012ca75" officeooo:paragraph-rsid="0012ca75"/>
    </style:style>
    <style:style style:name="P11" style:family="paragraph" style:parent-style-name="Standard" style:list-style-name="L6">
      <style:text-properties officeooo:rsid="00142a45" officeooo:paragraph-rsid="00142a45"/>
    </style:style>
    <style:style style:name="P12" style:family="paragraph" style:parent-style-name="Text_20_body">
      <style:text-properties officeooo:rsid="000efcfa" officeooo:paragraph-rsid="000efcfa"/>
    </style:style>
    <style:style style:name="P13" style:family="paragraph" style:parent-style-name="Table_20_Contents">
      <style:text-properties officeooo:rsid="0010a84a" officeooo:paragraph-rsid="0010a84a"/>
    </style:style>
    <style:style style:name="P14" style:family="paragraph" style:parent-style-name="Table_20_Contents">
      <style:paragraph-properties fo:text-align="center" style:justify-single-word="false"/>
      <style:text-properties officeooo:rsid="0010a84a" officeooo:paragraph-rsid="0010a84a"/>
    </style:style>
    <style:style style:name="P15" style:family="paragraph" style:parent-style-name="Table_20_Contents">
      <style:paragraph-properties fo:text-align="center" style:justify-single-word="false"/>
      <style:text-properties officeooo:rsid="0011b7e5" officeooo:paragraph-rsid="0011b7e5"/>
    </style:style>
    <style:style style:name="P16" style:family="paragraph" style:parent-style-name="Table_20_Contents">
      <style:text-properties officeooo:rsid="0011b7e5" officeooo:paragraph-rsid="0011b7e5"/>
    </style:style>
    <style:style style:name="T1" style:family="text">
      <style:text-properties officeooo:rsid="000efc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Bildschirm:</text:h>
      <text:p text:style-name="P1"/>
      <text:p text:style-name="P1">Buttons:</text:p>
      <text:list xml:id="list301168815" text:style-name="L1">
        <text:list-item>
          <text:p text:style-name="P2">Lüfter aus</text:p>
        </text:list-item>
        <text:list-item>
          <text:p text:style-name="P2">Lüfter automatisch</text:p>
        </text:list-item>
        <text:list-item>
          <text:p text:style-name="P2">Lüfter Stufe ½</text:p>
        </text:list-item>
        <text:list-item>
          <text:p text:style-name="P2">Einstellungen</text:p>
        </text:list-item>
        <text:list-item>
          <text:p text:style-name="P2">Heizung ein / aus</text:p>
        </text:list-item>
      </text:list>
      <text:p text:style-name="P1"/>
      <text:p text:style-name="P1">Anzeigen:</text:p>
      <text:list xml:id="list2564070494" text:style-name="L2">
        <text:list-item>
          <text:p text:style-name="P3">aktuelle Lüfterstufe</text:p>
        </text:list-item>
        <text:list-item>
          <text:p text:style-name="P3">aktuelle Feuchte</text:p>
        </text:list-item>
        <text:list-item>
          <text:p text:style-name="P3">aktuelle Temperatur / Solltemperatur</text:p>
        </text:list-item>
        <text:list-item>
          <text:p text:style-name="P8">Uhrzeit</text:p>
        </text:list-item>
      </text:list>
      <text:p text:style-name="P1"/>
      <text:h text:style-name="Heading_20_2" text:outline-level="2">2. Bildschirm</text:h>
      <text:p text:style-name="P1"/>
      <text:p text:style-name="P1">Buttons:</text:p>
      <text:list xml:id="list2058640799" text:style-name="L3">
        <text:list-item>
          <text:p text:style-name="P4">Lüfter1 soll</text:p>
        </text:list-item>
        <text:list-item>
          <text:p text:style-name="P4">Lüfter1 hyst</text:p>
        </text:list-item>
        <text:list-item>
          <text:p text:style-name="P4">Lüfter2 soll</text:p>
        </text:list-item>
        <text:list-item>
          <text:p text:style-name="P4">Lüfter2 hyst</text:p>
        </text:list-item>
        <text:list-item>
          <text:p text:style-name="P4">Temperatur soll</text:p>
        </text:list-item>
        <text:list-item>
          <text:p text:style-name="P4">Temperatur hyst</text:p>
        </text:list-item>
        <text:list-item>
          <text:p text:style-name="P4">abbrechen</text:p>
        </text:list-item>
      </text:list>
      <text:p text:style-name="P1"/>
      <text:h text:style-name="Heading_20_2" text:outline-level="2"><text:span text:style-name="T1">3. </text:span>Bildschirm</text:h>
      <text:p text:style-name="P12">Bargraph</text:p>
      <text:p text:style-name="P12">Buttons:</text:p>
      <text:list xml:id="list2388715282" text:style-name="L4">
        <text:list-item>
          <text:p text:style-name="P7">aufwärts</text:p>
        </text:list-item>
        <text:list-item>
          <text:p text:style-name="P7">abwärts</text:p>
        </text:list-item>
        <text:list-item>
          <text:p text:style-name="P5">speichern</text:p>
        </text:list-item>
        <text:list-item>
          <text:p text:style-name="P5">abbrechen</text:p>
        </text:list-item>
      </text:list>
      <text:p text:style-name="P1"/>
      <text:p text:style-name="P1">Anzeigen:</text:p>
      <text:list xml:id="list2089098843" text:style-name="L5">
        <text:list-item>
          <text:p text:style-name="P6">welche Info wird eingestellt</text:p>
        </text:list-item>
        <text:list-item>
          <text:p text:style-name="P6">alter Wert</text:p>
        </text:list-item>
        <text:list-item>
          <text:p text:style-name="P6">neuer Wert</text:p>
        </text:list-item>
      </text:list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14">Was</text:p>
          </table:table-cell>
          <table:table-cell table:style-name="Tabelle1.A1" office:value-type="string">
            <text:p text:style-name="P14">F</text:p>
          </table:table-cell>
          <table:table-cell table:style-name="Tabelle1.A1" office:value-type="string">
            <text:p text:style-name="P14">J</text:p>
          </table:table-cell>
          <table:table-cell table:style-name="Tabelle1.A1" office:value-type="string">
            <text:p text:style-name="P14">A</text:p>
          </table:table-cell>
          <table:table-cell table:style-name="Tabelle1.A1" office:value-type="string">
            <text:p text:style-name="P14">Variable</text:p>
          </table:table-cell>
          <table:table-cell table:style-name="Tabelle1.A1" office:value-type="string">
            <text:p text:style-name="P14">Anzeige</text:p>
          </table:table-cell>
          <table:table-cell table:style-name="Tabelle1.A1" office:value-type="string">
            <text:p text:style-name="P14">Lüfter</text:p>
          </table:table-cell>
          <table:table-cell table:style-name="Tabelle1.H1" office:value-type="string">
            <text:p text:style-name="P15">Ventil</text:p>
          </table:table-cell>
        </table:table-row>
        <table:table-row>
          <table:table-cell table:style-name="Tabelle1.A2" office:value-type="string">
            <text:p text:style-name="P13">Lüfter Soll Status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Lüfter Ist Statu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Lüfter 1-Schwell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13">Lüfter 1-Hysteres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Lüfter 2-Schwell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Lüfter 2-Hysteres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Temperatur-Schwell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Temperatur-Hysteres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Uhrzei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Table_20_Contents">-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Aktuelle Feucht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Aktuelle Temperatur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">Senke</text:p>
          </table:table-cell>
          <table:table-cell table:style-name="Tabelle1.A2" office:value-type="string">
            <text:p text:style-name="P13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Ventilstatu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6">Senke</text:p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P16">Quell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ext:p text:style-name="P1"/>
      <text:p text:style-name="P9">Timer:</text:p>
      <text:list xml:id="list4282622103" text:style-name="L6">
        <text:list-item>
          <text:p text:style-name="P10">Beleuchtung</text:p>
        </text:list-item>
        <text:list-item>
          <text:p text:style-name="P11">Sekundenzähl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6:44:33.258958194</meta:creation-date>
    <dc:date>2020-09-29T08:18:30.817195909</dc:date>
    <meta:editing-duration>PT42M24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2" meta:paragraph-count="79" meta:word-count="140" meta:character-count="823" meta:non-whitespace-character-count="787"/>
  </office:meta>
</office:document-meta>
</file>